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cb592" officeooo:paragraph-rsid="001cb592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e0556" officeooo:paragraph-rsid="001e0556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rsid="001cb592" officeooo:paragraph-rsid="001cb592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rsid="001e0556" officeooo:paragraph-rsid="001e0556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officeooo:rsid="00227119" officeooo:paragraph-rsid="00227119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officeooo:rsid="0023fab8" officeooo:paragraph-rsid="0023fab8"/>
    </style:style>
    <style:style style:name="T1" style:family="text">
      <style:text-properties officeooo:rsid="001e0556"/>
    </style:style>
    <style:style style:name="T2" style:family="text">
      <style:text-properties fo:font-size="15pt" fo:font-weight="bold" officeooo:rsid="001cb592" style:font-size-asian="15pt" style:font-weight-asian="bold" style:font-size-complex="15pt" style:font-weight-complex="bold"/>
    </style:style>
    <style:style style:name="T3" style:family="text">
      <style:text-properties officeooo:rsid="002087ca"/>
    </style:style>
    <style:style style:name="T4" style:family="text">
      <style:text-properties officeooo:rsid="0023fa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span text:style-name="T2">MODBUS PROTOKOL</text:span></text:p>
      <text:p text:style-name="P3"/>
      <text:p text:style-name="P3"/>
      <text:p text:style-name="P3"/>
      <text:p text:style-name="P1"><text:tab/>M<text:span text:style-name="T3">od</text:span>bus je komunikacioni protokol koji se koristi u industrijskim automatizacijama za razmenu podataka izmedju uredjaja. Ovaj protokol je jednostavan, robustan I siroko podrzan nacin za komunikaciju izmedju uredjaja u industrijskom okruzenju.</text:p>
      <text:p text:style-name="P1"/>
      <text:p text:style-name="P1">Karakteristike MODBUS protokola:</text:p>
      <text:list xml:id="list3637538798" text:style-name="L1">
        <text:list-item>
          <text:p text:style-name="P4">komunikacija se obicno ostvaruje preko serijksih linija (RS-232 ili RS-485) ili Ethernet mreze</text:p>
        </text:list-item>
        <text:list-item>
          <text:p text:style-name="P4">tipovi komunikacije:</text:p>
          <text:list>
            <text:list-item>
              <text:p text:style-name="P4">MODBUS RTU – <text:span text:style-name="T1">koristi binarni format I radi preko serijskih veza kao sto su RS-232 ili RS-485</text:span></text:p>
            </text:list-item>
            <text:list-item>
              <text:p text:style-name="P5">MODBUS ASCII – koristi ASCII format za prenos podataka</text:p>
            </text:list-item>
            <text:list-item>
              <text:p text:style-name="P5">MODBUS TCP – koristi TCP/IP protokol za komunikaciju preko Ethernet mreze</text:p>
            </text:list-item>
          </text:list>
        </text:list-item>
      </text:list>
      <text:p text:style-name="P2"><text:tab/></text:p>
      <text:list xml:id="list4178996908" text:style-name="L2">
        <text:list-item>
          <text:p text:style-name="P6"><text:span text:style-name="T4">baziran je na master-slave arhitekturi. Jedan uredjaj (master) kontrolise komunikaciju sa jednim ili vise uredjaja (slave)</text:span></text:p>
        </text:list-item>
        <text:list-item>
          <text:p text:style-name="P7">podrzava citanje I pisanje razlicitih tipova podataka kao sto su registri za cuvanje podataka (holding registers), ulazni regitri (input registers), diskretni ulazi (input coils) I diskretni izlazi (outpu coils)</text:p>
        </text:list-item>
        <text:list-item>
          <text:p text:style-name="P7">otporan je na buku I greske koje se mogu pojaviti u industrijskom okruzenju</text:p>
        </text:list-item>
        <text:list-item>
          <text:p text:style-name="P7">veliki broj uredjaja, senzora, kontrolera I softverskih alata podrzavaju modbus protoko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9T18:15:37.920464789</meta:creation-date>
    <dc:date>2024-06-19T19:18:21.642521171</dc:date>
    <meta:editing-duration>PT9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63" meta:character-count="1133" meta:non-whitespace-character-count="981"/>
  </office:meta>
</office:document-meta>
</file>